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38" style:family="table-row">
      <style:table-row-properties style:row-height="4.79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5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6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93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2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19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0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1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7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9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0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2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6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2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6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5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4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4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5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7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8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6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1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1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1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9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4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35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3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3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3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3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4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4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4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4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4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4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4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4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5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5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5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5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54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55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56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57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58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5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0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61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63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67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6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6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7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7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7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7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76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7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7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79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8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8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8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84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8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8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8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9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19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19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194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96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9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0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0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0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0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0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0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0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0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0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0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1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1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1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17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1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19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20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2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22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24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2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3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3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3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3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3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4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4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4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4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8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9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5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="Liberation Sans1"/>
    </style:style>
    <style:style style:name="T25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25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СЛУЖБЫ (скрытые фоновые процессы)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temctl stop predictive</text:p>
          </table:table-cell>
          <table:table-cell table:style-name="ce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list-units</text:p>
          </table:table-cell>
          <table:table-cell table:style-name="ce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tart service</text:p>
          </table:table-cell>
          <table:table-cell table:style-name="ce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restart …</text:p>
          </table:table-cell>
          <table:table-cell table:style-name="ce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try-restart …</text:p>
          </table:table-cell>
          <table:table-cell table:style-name="ce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5">systemctl </text:span>reload-or-restart …</text:p>
          </table:table-cell>
          <table:table-cell table:style-name="ce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enable …</text:p>
          </table:table-cell>
          <table:table-cell table:style-name="ce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isable …</text:p>
          </table:table-cell>
          <table:table-cell table:style-name="ce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is-enabled </text:p>
          </table:table-cell>
          <table:table-cell table:style-name="ce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napsot</text:p>
          </table:table-cell>
          <table:table-cell table:style-name="ce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aemon-reload</text:p>
          </table:table-cell>
          <table:table-cell table:style-name="ce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sed</text:p>
          </table:table-cell>
          <table:table-cell table:style-name="ce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6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6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6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lsusb</text:p>
          </table:table-cell>
          <table:table-cell table:style-name="ce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nimage -L</text:p>
          </table:table-cell>
          <table:table-cell table:style-name="ce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ubuntu-drivers devices</text:p>
          </table:table-cell>
          <table:table-cell table:style-name="ce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brscan-skey <text:s/>-l</text:p>
          </table:table-cell>
          <table:table-cell table:style-name="ce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3"/>
        <table:table-column table:style-name="co6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68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">git </text:span><text:span text:style-name="T8">add</text:span><text:span text:style-name="T9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0">git </text:span><text:span text:style-name="T11">commit</text:span><text:span text:style-name="T12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it <text:span text:style-name="T13">push</text:span> -u <text:span text:style-name="T14">origin master</text:span></text:p>
          </table:table-cell>
          <table:table-cell table:style-name="ce2" office:value-type="string" calcext:value-type="string">
            <text:p><text:span text:style-name="T60">из локального выгрузить ветку главную в репозиторий, подключенный как </text:span><text:span text:style-name="T61">origin</text:span><text:span text:style-name="T62">, в ветку </text:span><text:span text:style-name="T63">mast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git <text:span text:style-name="T15">diff</text:span> --stat --cached<text:span text:style-name="T16"> origin/master</text:span></text:p>
          </table:table-cell>
          <table:table-cell table:style-name="ce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7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7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8">git </text:span><text:span text:style-name="T19">clone</text:span><text:span text:style-name="T20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git clean -df</text:p>
            <text:p>git reset --hard</text:p>
            <text:p>git pull <text:span text:style-name="T16">origin master</text:span>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ТЭГИ</text:p>
          </table:table-cell>
          <table:table-cell table:style-name="ce51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6">создать «легковесный» тэг, связанный с последним</text:span></text:p>
            <text:p><text:span text:style-name="T36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БЭКАП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</text:p>
          </table:table-cell>
          <table:table-cell table:style-name="ce10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4">
          <table:table-cell table:style-name="ce11" office:value-type="string" calcext:value-type="string">
            <text:p>git <text:span text:style-name="T21">reset</text:span> --soft <text:span text:style-name="T14">origin feature</text:span></text:p>
          </table:table-cell>
          <table:table-cell table:style-name="ce2" office:value-type="string" calcext:value-type="string">
            <text:p><text:span text:style-name="T64">Главная команда!</text:span></text:p>
            <text:p><text:span text:style-name="T3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21">checkout</text:span> &lt;hello.html&gt;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АНАЛИЗ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git <text:span text:style-name="T15">diff</text:span> --stat --cached<text:span text:style-name="T16"> origin/master</text:span></text:p>
          </table:table-cell>
          <table:table-cell table:style-name="ce10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22">git </text:span><text:span text:style-name="T23">remote</text:span><text:span text:style-name="T24"> </text:span><text:span text:style-name="T25">show </text:span><text:span text:style-name="T26">origin</text:span></text:p>
          </table:table-cell>
          <table:table-cell table:style-name="ce10" office:value-type="string" calcext:value-type="string">
            <text:p><text:span text:style-name="T37">то же самое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6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7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password "your password"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8">git config --global user.email </text:span><text:span text:style-name="T29">"</text:span>AntAlMakarov@greenatom.ru<text:span text:style-name="T30">"</text:span></text:p>
          </table:table-cell>
          <table:table-cell table:style-name="ce2" office:value-type="string" calcext:value-type="string">
            <text:p><text:span text:style-name="T37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1">git </text:span><text:span text:style-name="T32">remote </text:span><text:span text:style-name="T33">add</text:span><text:span text:style-name="T34"> </text:span><text:span text:style-name="T33">origin</text:span><text:span text:style-name="T35"> </text:span>https://gitlab.com/dev/name_repo<text:span text:style-name="T36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7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38">remote </text:span><text:span text:style-name="T39">set-url</text:span><text:span text:style-name="T40"> </text:span><text:span text:style-name="T39">origin</text:span><text:span text:style-name="T40"> </text:span>new.git.url/here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2" office:value-type="string" calcext:value-type="string">
            <text:p><text:span text:style-name="T41">git remote set-url origin https://&lt;MYNAME&gt;</text:span>:&lt;MYTOKEN&gt;@github.com/scuzzlebuzzle/ol3-1.git</text:p>
          </table:table-cell>
          <table:table-cell table:style-name="ce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6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7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git config --global credential.helper store</text:p>
          </table:table-cell>
          <table:table-cell table:style-name="ce2" office:value-type="string" calcext:value-type="string">
            <text:p>Сохраняет токен при СЛЕДУЮЩЕМ ВВОДЕ!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--unset credential.helper</text:p>
          </table:table-cell>
          <table:table-cell table:style-name="ce2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 ~/.git-credentials</text:p>
          </table:table-cell>
          <table:table-cell table:style-name="ce2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6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7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1">
          <table:table-cell table:style-name="ce10" office:value-type="string" calcext:value-type="string">
            <text:p>git checkout &lt;feature&gt;</text:p>
            <text:p>git <text:span text:style-name="T42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stash</text:span></text:p>
          </table:table-cell>
          <table:table-cell table:style-name="ce10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save "Какое-нибудь сообщение"</text:p>
          </table:table-cell>
          <table:table-cell table:style-name="ce10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stash</text:span> save <text:span text:style-name="T44">-u</text:span></text:p>
          </table:table-cell>
          <table:table-cell table:style-name="ce10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list</text:p>
          </table:table-cell>
          <table:table-cell table:style-name="ce10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push -d</text:span> origin &lt;branch_name&gt;</text:p>
          </table:table-cell>
          <table:table-cell table:style-name="ce10" office:value-type="string" calcext:value-type="string">
            <text:p><text:span text:style-name="T65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branch -d &lt;имя ветки&gt;</text:p>
          </table:table-cell>
          <table:table-cell table:style-name="ce10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<text:span text:style-name="T45">stash</text:span> <text:span text:style-name="T46">clear</text:span></text:p>
          </table:table-cell>
          <table:table-cell table:style-name="ce10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3">stash</text:span></text:p>
            <text:p>git checkout branch123</text:p>
            <text:p>git <text:span text:style-name="T43">stash apply</text:span></text:p>
          </table:table-cell>
          <table:table-cell table:style-name="ce10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oldname&gt; &lt;newname&gt;</text:p>
          </table:table-cell>
          <table:table-cell table:style-name="ce10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lobal alias.rename 'branch -m'</text:p>
          </table:table-cell>
          <table:table-cell table:style-name="ce10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4" office:value-type="string" calcext:value-type="string">
            <text:p>ВЕТКИ в Gitlab - правильное создание issue и их мерджевание</text:p>
          </table:table-cell>
          <table:table-cell table:style-name="ce14"/>
          <table:table-cell table:number-columns-repeated="1022"/>
        </table:table-row>
        <table:table-row table:style-name="ro12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0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Мердж / <text:s/>Пул реквест</text:p>
          </table:table-cell>
          <table:table-cell table:style-name="ce60"/>
          <table:table-cell table:style-name="ce16" table:number-columns-repeated="62"/>
          <table:table-cell table:style-name="ce69" table:number-columns-repeated="960"/>
        </table:table-row>
        <table:table-row table:style-name="ro13">
          <table:table-cell table:style-name="ce10" office:value-type="string" calcext:value-type="string">
            <text:p>git checkout aq</text:p>
            <text:p>git rebase master</text:p>
          </table:table-cell>
          <table:table-cell table:style-name="ce10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checkout aq</text:p>
            <text:p>git merge origin/master</text:p>
          </table:table-cell>
          <table:table-cell table:style-name="ce10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Ошибки</text:p>
          </table:table-cell>
          <table:table-cell table:style-name="ce61"/>
          <table:table-cell table:number-columns-repeated="1022"/>
        </table:table-row>
        <table:table-row table:style-name="ro13">
          <table:table-cell table:style-name="ce10" office:value-type="string" calcext:value-type="string">
            <text:p>! [remote rejected] dt_api -&gt; dt_api (pre-receive hook declined)</text:p>
          </table:table-cell>
          <table:table-cell table:style-name="ce10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SSH-key</text:p>
          </table:table-cell>
          <table:table-cell table:style-name="ce51"/>
          <table:table-cell table:number-columns-repeated="1022"/>
        </table:table-row>
        <table:table-row table:style-name="ro19">
          <table:table-cell table:style-name="ce62" office:value-type="string" calcext:value-type="string" table:number-columns-spanned="2" table:number-rows-spanned="1">
            <text:p><text:span text:style-name="T36">Open a terminal on Linux or macOS, or Git Bash / WSL on Windows.</text:span></text:p>
            <text:p><text:span text:style-name="T36">Generate a new ED25519 SSH key pair:</text:span></text:p>
            <text:p><text:span text:style-name="T36">ssh-keygen -t ed25519 -C "email@example.com"</text:span></text:p>
            <text:p/>
            <text:p><text:span text:style-name="T36">Or, if you want to use RSA:</text:span></text:p>
            <text:p><text:span text:style-name="T36">ssh-keygen -t rsa -b 4096 -C "email@example.com"</text:span></text:p>
            <text:p/>
            <text:p><text:span text:style-name="T36">It will generate the key in =&gt; C:\Users\yourname.ssh directory.</text:span></text:p>
            <text:p><text:span text:style-name="T36">Copy the public key and paste in the gitlab location.</text:span></text:p>
            <text:p/>
            <text:p><text:span text:style-name="T36">ssh-agent $(ssh-add C:\Users\youname\.ssh\id_rsa; git clone </text:span>git@gitlab.com<text:span text:style-name="T36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6" office:value-type="string" calcext:value-type="string">
            <text:p>.gitignore</text:p>
          </table:table-cell>
          <table:table-cell table:style-name="ce63"/>
          <table:table-cell table:number-columns-repeated="1022"/>
        </table:table-row>
        <table:table-row table:style-name="ro13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37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6">Если шаблон начинается со слеша, то он соответствует файлам и каталогам только в корне хранилища. ???</text:span></text:p>
            <text:p/>
            <text:p><text:span text:style-name="T66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3">
          <table:table-cell table:style-name="ce19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6">file.o</text:span></text:p>
            <text:p><text:span text:style-name="T36">file.a</text:span></text:p>
            <text:p><text:span text:style-name="T36">dsfgfdg.o</text:span></text:p>
            <text:p/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6">Если первым знаком стоит восклицательный, он зачит отрицание - любой символ КРОМЕ указанных в скобках</text:span></text:p>
            <text:p><text:span text:style-name="T36">file.s</text:span></text:p>
            <text:p><text:span text:style-name="T36">file.1</text:span></text:p>
            <text:p><text:span text:style-name="T36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!.gitignore</text:span></text:p>
            <text:p><text:span text:style-name="T36">!script.pl</text:span></text:p>
            <text:p><text:span text:style-name="T36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6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6">!*/a/b/file1.txt</text:span></text:p>
            <text:p><text:span text:style-name="T36">!*/a/b/c/*</text:span></text:p>
          </table:table-cell>
          <table:table-cell table:style-name="ce2" office:value-type="string" calcext:value-type="string">
            <text:p><text:span text:style-name="T36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/files/data.zip</text:span></text:p>
            <text:p><text:span text:style-name="T36">/server.log</text:span></text:p>
            <text:p><text:span text:style-name="T36">/uploads/users/data/info.xls</text:span></text:p>
          </table:table-cell>
          <table:table-cell table:style-name="ce2" office:value-type="string" calcext:value-type="string">
            <text:p><text:span text:style-name="T36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36">*.zip</text:span></text:p>
            <text:p><text:span text:style-name="T36">*.log</text:span></text:p>
            <text:p><text:span text:style-name="T36">*.pdf</text:span></text:p>
            <text:p><text:span text:style-name="T36">*.xls</text:span></text:p>
          </table:table-cell>
          <table:table-cell table:style-name="ce2" office:value-type="string" calcext:value-type="string">
            <text:p><text:span text:style-name="T36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7">Игнорирование конкретного файла </text:span><text:span text:style-name="T68">ТОЛЬКО в корне проекта</text:span></text:p>
            <text:p><text:span text:style-name="T66">(корнём считается расположение файла .gitignore)</text:span></text:p>
            <text:p><text:span text:style-name="T66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6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3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9">Игнорирование всех файлов и папок ТОЛЬКО в конкретной директории </text:span><text:span text:style-name="T70">корень/</text:span><text:span text:style-name="T71">images</text:span></text:p>
            <text:p><text:span text:style-name="T36">(включая поддиректории и файлы в них)</text:span></text:p>
            <text:p><text:span text:style-name="T36">Например /images/user.jpg, /images/company/logo.png</text:span></text:p>
            <text:p><text:span text:style-name="T36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6">Игнорирование ВСЕХ html-файлов в ОДНОЙ КОНКРЕТНОЙ директории(НЕ ВКЛЮЧАЯ поддиректории)</text:span></text:p>
            <text:p><text:span text:style-name="T36"># Например /private/index.html</text:span></text:p>
            <text:p><text:span text:style-name="T36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6">Игнорирование ВСЕХ html-файлов в КОНКРЕТНОЙ директории ВКЛЮЧАЯ поддиректории</text:span></text:p>
            <text:p><text:span text:style-name="T36"># Например /private/info.html, /private/users/ivan/info.html</text:span>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/secret/*</text:span></text:p>
            <text:p><text:span text:style-name="T36">!/secret/free.txt</text:span></text:p>
          </table:table-cell>
          <table:table-cell table:style-name="ce2" office:value-type="string" calcext:value-type="string">
            <text:p><text:span text:style-name="T36">Исключение из игнорирования</text:span></text:p>
            <text:p><text:span text:style-name="T36"># Игнорирование ВСЕХ файлов и папок внутри директории /secret,</text:span></text:p>
            <text:p><text:span text:style-name="T36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37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6">Игнорирование всех JPG и JPEG файлов внутри директорий,</text:span></text:p>
            <text:p><text:span text:style-name="T36">которые начинаются на "h" и МОГУТ содержать ещё один символ после</text:span></text:p>
            <text:p><text:span text:style-name="T36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CI/CD</text:p>
          </table:table-cell>
          <table:table-cell table:style-name="ce63"/>
          <table:table-cell table:number-columns-repeated="1022"/>
        </table:table-row>
        <table:table-row table:style-name="ro13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10"/>
          <table:table-cell table:number-columns-repeated="1022"/>
        </table:table-row>
        <table:table-row table:style-name="ro9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47">$CI_COMMIT_REF_SLUG</text:span></text:p>
          </table:table-cell>
          <table:table-cell table:style-name="ce2" office:value-type="string" calcext:value-type="string">
            <text:p><text:span text:style-name="T36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21" office:value-type="string" calcext:value-type="string">
            <text:p><text:span text:style-name="T48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9">- </text:span><text:span text:style-name="T50">echo</text:span><text:span text:style-name="T51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2" office:value-type="string" calcext:value-type="string">
            <text:p><text:span text:style-name="T52">.deploy_common:</text:span></text:p>
            <text:p><text:span text:style-name="T53"># common config HERE</text:span></text:p>
            <text:p/>
            <text:p><text:span text:style-name="T54">deploy_master_CD</text:span><text:span text:style-name="T55">:</text:span></text:p>
            <text:p><text:span text:style-name="T54">extends</text:span><text:span text:style-name="T55">: .deploy_common</text:span></text:p>
            <text:p><text:span text:style-name="T54">only</text:span><text:span text:style-name="T55">:</text:span></text:p>
            <text:p><text:span text:style-name="T54">refs</text:span><text:span text:style-name="T55">:</text:span></text:p>
            <text:p><text:span text:style-name="T56">- master</text:span></text:p>
            <text:p/>
            <text:p><text:span text:style-name="T54">deploy_manual</text:span><text:span text:style-name="T55">:</text:span></text:p>
            <text:p><text:span text:style-name="T54">extends</text:span><text:span text:style-name="T55">: .deploy_common</text:span></text:p>
            <text:p><text:span text:style-name="T54">when</text:span><text:span text:style-name="T55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4">deploy</text:span><text:span text:style-name="T55">:</text:span></text:p>
            <text:p><text:span text:style-name="T54">rules</text:span><text:span text:style-name="T55">:</text:span></text:p>
            <text:p><text:span text:style-name="T57">- </text:span><text:span text:style-name="T58">if</text:span><text:span text:style-name="T59">: '$CI_COMMIT_REF_NAME == "master"'</text:span></text:p>
            <text:p><text:span text:style-name="T57">- </text:span><text:span text:style-name="T58">when</text:span><text:span text:style-name="T59">: manual</text:span></text:p>
          </table:table-cell>
          <table:table-cell table:style-name="ce10" office:value-type="string" calcext:value-type="string">
            <text:p><text:span text:style-name="T18">УСЛОВИЯ запуска лучше ставить через </text:span><text:span text:style-name="T72">rules</text:span><text:span text:style-name="T73">, НЕ через only/except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1" table:number-rows-repeated="26">
          <table:table-cell table:style-name="ce2" table:number-columns-repeated="2"/>
          <table:table-cell table:number-columns-repeated="1022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3"/>
        <table:table-column table:style-name="co8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7">
          <table:table-cell table:style-name="ce24" office:value-type="string" calcext:value-type="string">
            <text:p>https://habr.com/ru/post/310460</text:p>
            <text:p/>
          </table:table-cell>
          <table:table-cell table:style-name="ce24" office:value-type="string" calcext:value-type="string">
            <text:p><text:span text:style-name="T217">отличное пособие</text:span>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27"/>
          <table:table-cell table:style-name="ce26" office:value-type="string" calcext:value-type="string">
            <text:p><text:span text:style-name="T218">Docker Desktop</text:span> разворачивает приложения по умолчанию на адресе localhost</text:p>
            <text:p><text:span text:style-name="T218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/>
            <text:p>winpty docker exec -it //bin//sh</text:p>
          </table:table-cell>
          <table:table-cell table:style-name="ce2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28" office:value-type="string" calcext:value-type="string">
            <text:p>sudo groupadd docker</text:p>
            <text:p>sudo</text:p>
            <text:p/>
            <text:p/>
            <text:p/>
            <text:p><text:span text:style-name="T74">sudo gpasswd -a $USER docker</text:span></text:p>
          </table:table-cell>
          <table:table-cell table:style-name="ce26" office:value-type="string" calcext:value-type="string">
            <text:p><text:span text:style-name="T219">To run docker without sudo:</text:span></text:p>
            <text:p><text:span text:style-name="T219">Add the docker group if it doesn't already exist.</text:span></text:p>
            <text:p><text:span text:style-name="T219">Add the connected user "$USER" to the docker group.</text:span></text:p>
            <text:p/>
            <text:p><text:span text:style-name="T219">Change the user name to match your preferred user if you do not want to use your current user:</text:span></text:p>
            <text:p/>
            <text:p><text:span text:style-name="T220">Either do a </text:span><text:span text:style-name="T221">newgrp docker</text:span><text:span text:style-name="T222"> or log out/in to activate the changes to groups.</text:span></text:p>
            <text:p><text:span text:style-name="T219">You can use</text:span></text:p>
            <text:p><text:span text:style-name="T74">docker run hello-world</text:span></text:p>
            <text:p><text:span text:style-name="T219">to check if you can run docker without sudo.</text:span></text:p>
            <text:p><text:span text:style-name="T74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Анализ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>
            <text:p>docker <text:span text:style-name="T6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6">docker ps</text:span><text:span text:style-name="T77"> </text:span><text:span text:style-name="T78">-a -q</text:span></text:p>
          </table:table-cell>
          <table:table-cell table:style-name="ce2" office:value-type="string" calcext:value-type="string">
            <text:p><text:span text:style-name="T223">увидеть </text:span><text:span text:style-name="T78">только ID всех</text:span><text:span text:style-name="T77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6">docker</text:span><text:span text:style-name="T77"> </text:span><text:span text:style-name="T78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9">docker logs</text:span><text:span text:style-name="T77"> </text:span><text:span text:style-name="T80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81">docker </text:span><text:span text:style-name="T82">run</text:span><text:span text:style-name="T83"> -it </text:span><text:span text:style-name="T84">&lt;image name or ID&gt; </text:span><text:span text:style-name="T82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85">docker </text:span><text:span text:style-name="T86">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29" office:value-type="string" calcext:value-type="string">
            <text:p>ТЭГИ</text:p>
          </table:table-cell>
          <table:table-cell table:style-name="ce29"/>
          <table:table-cell table:number-columns-repeated="1022"/>
        </table:table-row>
        <table:table-row table:style-name="ro29">
          <table:table-cell table:style-name="ce2"/>
          <table:table-cell table:style-name="ce2" office:value-type="string" calcext:value-type="string">
            <text:p><text:span text:style-name="T6">Создают доп. ссылку на имадж.</text:span></text:p>
            <text:p><text:span text:style-name="T6">Старая ссылка, если была, то остается, и получается 2 ссылки на 1 имадж.</text:span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docker <text:span text:style-name="T1">tag</text:span> <text:span text:style-name="T87">0e5574283393</text:span> <text:span text:style-name="T27">fedora</text:span>/<text:span text:style-name="T27">httpd</text:span>:<text:span text:style-name="T88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Построение образ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32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2" office:value-type="string" calcext:value-type="string">
            <text:p><text:span text:style-name="T89">docker build</text:span> <text:span text:style-name="T90">-t </text:span><text:span text:style-name="T91">&lt;имя имаджа&gt;</text:span>:<text:span text:style-name="T27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24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92">docker build </text:span><text:span text:style-name="T93">-f Dockerfile</text:span><text:span text:style-name="T94"> -t </text:span><text:span text:style-name="T95">&lt;имя имаджа&gt;</text:span><text:span text:style-name="T96">:&lt;тэг&gt; </text:span><text:span text:style-name="T94">.</text:span></text:p>
          </table:table-cell>
          <table:table-cell table:style-name="ce2" office:value-type="string" calcext:value-type="string">
            <text:p><text:span text:style-name="T159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7">docker build -t </text:span><text:span text:style-name="T98">&lt;DockerHub account name&gt;</text:span><text:span text:style-name="T99">/</text:span><text:span text:style-name="T100">&lt;New Image name&gt;</text:span><text:span text:style-name="T101">:</text:span><text:span text:style-name="T102">&lt;Tag of version&gt;</text:span><text:span text:style-name="T99"> .</text:span></text:p>
          </table:table-cell>
          <table:table-cell table:style-name="ce2" office:value-type="string" calcext:value-type="string">
            <text:p><text:span text:style-name="T159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23">запускает образ в </text:span><text:span text:style-name="T225">detached режиме (</text:span><text:span text:style-name="T77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run -it </text:span><text:span text:style-name="T104">&lt;image name or ID&gt; </text:span><text:span text:style-name="T105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Запуск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>
            <text:p>run <text:span text:style-name="T106">= docker create + docker start</text:span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07">docker run </text:span><text:span text:style-name="T108">&lt;имя имаджа&gt;</text:span></text:p>
          </table:table-cell>
          <table:table-cell table:style-name="ce2" office:value-type="string" calcext:value-type="string">
            <text:p><text:span text:style-name="T159">запустить контейнер,</text:span></text:p>
            <text:p><text:span text:style-name="T159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09">docker run</text:span><text:span text:style-name="T110"> </text:span><text:span text:style-name="T111">&lt;имя имаджа&gt; </text:span><text:span text:style-name="T110">command</text:span></text:p>
          </table:table-cell>
          <table:table-cell table:style-name="ce2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12">docker run</text:span><text:span text:style-name="T101"> </text:span><text:span text:style-name="T113">--name</text:span><text:span text:style-name="T101"> </text:span><text:span text:style-name="T114">&lt;имя контейнера&gt;</text:span><text:span text:style-name="T101"> </text:span><text:span text:style-name="T115">&lt;имя имаджа&gt;</text:span></text:p>
          </table:table-cell>
          <table:table-cell table:style-name="ce2" office:value-type="string" calcext:value-type="string">
            <text:p><text:span text:style-name="T226">создать и запустить контейнер, указав ему </text:span><text:span text:style-name="T227">ИМЯ</text:span></text:p>
          </table:table-cell>
          <table:table-cell table:number-columns-repeated="1022"/>
        </table:table-row>
        <table:table-row table:style-name="ro4">
          <table:table-cell table:style-name="ce84" office:value-type="string" calcext:value-type="string">
            <text:p><text:span text:style-name="T116">docker </text:span><text:span text:style-name="T117">run --name </text:span><text:span text:style-name="T118">&lt;имя контейнера&gt;</text:span><text:span text:style-name="T119"> </text:span><text:span text:style-name="T120">-d</text:span><text:span text:style-name="T121"> </text:span><text:span text:style-name="T122">&lt;имя имаджа&gt;</text:span></text:p>
          </table:table-cell>
          <table:table-cell table:style-name="ce34" office:value-type="string" calcext:value-type="string">
            <text:p>создать и запустить контейнер <text:span text:style-name="T228">фоном, ДЕМОНОМ</text:span><text:span text:style-name="T229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23">start </text:span><text:span text:style-name="T124">&lt;container ID&gt;</text:span></text:p>
          </table:table-cell>
          <table:table-cell table:style-name="ce2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start</text:span><text:span text:style-name="T105"> </text:span><text:span text:style-name="T125">225824d4f37c</text:span></text:p>
          </table:table-cell>
          <table:table-cell table:style-name="ce2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81">docker start</text:span><text:span text:style-name="T126"> </text:span><text:span text:style-name="T127">-a</text:span><text:span text:style-name="T126"> </text:span><text:span text:style-name="T128">225824d4f37c</text:span></text:p>
          </table:table-cell>
          <table:table-cell table:style-name="ce26" office:value-type="string" calcext:value-type="string">
            <text:p><text:span text:style-name="T230">start a container with ID 225824d4f37c </text:span><text:span text:style-name="T231">showing</text:span><text:span text:style-name="T105"> its output in terminal</text:span>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<text:span text:style-name="T129">docker </text:span><text:span text:style-name="T130">run</text:span><text:span text:style-name="T131"> </text:span><text:span text:style-name="T132">-it</text:span><text:span text:style-name="T131"> </text:span><text:span text:style-name="T133">-p</text:span><text:span text:style-name="T131"> 1234:8080 </text:span><text:span text:style-name="T134">&lt;имя имаджа&gt;</text:span></text:p>
          </table:table-cell>
          <table:table-cell table:style-name="ce94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32">
          <table:table-cell table:style-name="ce87" office:value-type="string" calcext:value-type="string">
            <text:p><text:span text:style-name="T135">docker </text:span><text:span text:style-name="T136">run</text:span><text:span text:style-name="T137"> </text:span><text:span text:style-name="T138">-it</text:span><text:span text:style-name="T137"> </text:span><text:span text:style-name="T139">-p</text:span><text:span text:style-name="T137"> 1234:8080 tomcat</text:span></text:p>
          </table:table-cell>
          <table:table-cell table:style-name="ce31" office:value-type="string" calcext:value-type="string">
            <text:p><text:span text:style-name="T48">запустить Томкат</text:span></text:p>
            <text:p><text:span text:style-name="T232">-it</text:span><text:span text:style-name="T186"> - интерактивно, будем видеть, как он бежит в терминале,</text:span></text:p>
            <text:p><text:span text:style-name="T232">-p</text:span><text:span text:style-name="T186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run -it -p 8888:80 nginx</text:p>
          </table:table-cell>
          <table:table-cell table:style-name="ce3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 открытым терминалом внутри контейнера</text:p>
          </table:table-cell>
          <table:table-cell table:style-name="ce36"/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40">docker run </text:span><text:span text:style-name="T141">busybox</text:span><text:span text:style-name="T110"> </text:span><text:span text:style-name="T142">&lt;LINUX COMMAND&gt;</text:span></text:p>
          </table:table-cell>
          <table:table-cell table:style-name="ce26" office:value-type="string" calcext:value-type="string">
            <text:p><text:span text:style-name="T230">контейнер</text:span><text:span text:style-name="T233">, </text:span><text:span text:style-name="T234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26" office:value-type="string" calcext:value-type="string">
            <text:p><text:span text:style-name="T143">docker run </text:span><text:span text:style-name="T144">-it</text:span><text:span text:style-name="T145"> </text:span><text:span text:style-name="T146">busybox</text:span><text:span text:style-name="T145"> </text:span><text:span text:style-name="T147">sh</text:span></text:p>
          </table:table-cell>
          <table:table-cell table:style-name="ce26" office:value-type="string" calcext:value-type="string">
            <text:p><text:span text:style-name="T235">run a container with this window </text:span><text:span text:style-name="T236">connected to STDIN</text:span><text:span text:style-name="T126"> of a container and </text:span><text:span text:style-name="T237">linux terminal opened</text:span><text:span text:style-name="T126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 ПОРТАМИ</text:p>
          </table:table-cell>
          <table:table-cell table:style-name="ce36"/>
          <table:table-cell table:number-columns-repeated="1022"/>
        </table:table-row>
        <table:table-row table:style-name="ro32">
          <table:table-cell table:style-name="ce26" office:value-type="string" calcext:value-type="string">
            <text:p><text:span text:style-name="T148">docker run</text:span><text:span text:style-name="T101"> </text:span><text:span text:style-name="T149">-p</text:span><text:span text:style-name="T101"> </text:span><text:span text:style-name="T149">8080</text:span><text:span text:style-name="T101">:8080 </text:span><text:span text:style-name="T115">&lt;image name or ID&gt;</text:span></text:p>
          </table:table-cell>
          <table:table-cell table:style-name="ce26" office:value-type="string" calcext:value-type="string">
            <text:p><text:span text:style-name="T230">Порты: </text:span><text:span text:style-name="T238">СНАРУЖИ</text:span><text:span text:style-name="T105">:ВНУТРИ.</text:span></text:p>
            <text:p><text:span text:style-name="T230">run a container with </text:span><text:span text:style-name="T239">redirecting incoming fetches</text:span><text:span text:style-name="T105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амоликвидация контейнера</text:p>
          </table:table-cell>
          <table:table-cell table:style-name="ce36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7">docker run --name</text:span><text:span text:style-name="T101"> </text:span><text:span text:style-name="T150">&lt;имя контейнера&gt;</text:span><text:span text:style-name="T101"> </text:span><text:span text:style-name="T151">-d</text:span><text:span text:style-name="T113"> --rm </text:span><text:span text:style-name="T102">&lt;имя имаджа&gt;</text:span></text:p>
          </table:table-cell>
          <table:table-cell table:style-name="ce26" office:value-type="string" calcext:value-type="string">
            <text:p><text:span text:style-name="T240">- создать и запустить контейнер </text:span><text:span text:style-name="T195">фоном</text:span><text:span text:style-name="T182">, </text:span><text:span text:style-name="T215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6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ВРЕМЕННЫЕ ЗОНЫ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92">docker run --rm --name</text:span><text:span text:style-name="T96"> </text:span><text:span text:style-name="T152">&lt;имя контейнера&gt;</text:span><text:span text:style-name="T96"> -d -p 8080:8080 </text:span><text:span text:style-name="T153">-e TZ=Europe/Moscow</text:span><text:span text:style-name="T96"> &lt;имя имаджа&gt;</text:span></text:p>
          </table:table-cell>
          <table:table-cell table:style-name="ce2" office:value-type="string" calcext:value-type="string">
            <text:p><text:span text:style-name="T159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ХРАНЕНИЕ ДАННЫХ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37" office:value-type="string" calcext:value-type="string">
            <text:p><text:span text:style-name="T154">docker run --name</text:span> <text:span text:style-name="T155">&lt;имя контейнера&gt; </text:span>-<text:span text:style-name="T156">d</text:span> -<text:span text:style-name="T157">p</text:span> 8080:8080 -<text:span text:style-name="T158">e</text:span> <text:span text:style-name="T159">TZ</text:span>=<text:span text:style-name="T160">Europe</text:span>/<text:span text:style-name="T161">Moscow</text:span> <text:span text:style-name="T162">-v &lt;абсолютный путь на хостовой машине&gt;: &lt;абсолютный путь внутри контейнера</text:span><text:span text:style-name="T163">&gt; &lt;имя имаджа&gt;</text:span></text:p>
          </table:table-cell>
          <table:table-cell table:style-name="ce2" office:value-type="string" calcext:value-type="string">
            <text:p><text:span text:style-name="T223">монтирование папки для сохранения данных </text:span><text:span text:style-name="T78">внутри контейнера</text:span><text:span text:style-name="T77"> между запусками</text:span></text:p>
          </table:table-cell>
          <table:table-cell table:number-columns-repeated="1022"/>
        </table:table-row>
        <table:table-row table:style-name="ro29">
          <table:table-cell table:style-name="ce26" office:value-type="string" calcext:value-type="string">
            <text:p><text:span text:style-name="T164">docker run -p 3000:3000 </text:span><text:span text:style-name="T144">-v app/node_modules</text:span><text:span text:style-name="T165"> </text:span><text:span text:style-name="T166">-v $(pwd):/app</text:span><text:span text:style-name="T165"> </text:span><text:span text:style-name="T146">&lt;image ID&gt;</text:span></text:p>
          </table:table-cell>
          <table:table-cell table:style-name="ce26" office:value-type="string" calcext:value-type="string">
            <text:p><text:span text:style-name="T241">put a bookmark on a nod modules folder of a container (bookmark means «Don“t touch it, don“t reference, this folder works fine»)</text:span><text:span text:style-name="T105"> and </text:span><text:span text:style-name="T242">make reference of our (PWD — print working directory) workdir folder to a folder inside a container</text:span></text:p>
            <text:p><text:span text:style-name="T48">(we make a volume = refernce)</text:span>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67">docker</text:span><text:span text:style-name="T168"> </text:span><text:span text:style-name="T169">run</text:span><text:span text:style-name="T170"> --</text:span><text:span text:style-name="T171">rm</text:span><text:span text:style-name="T172"> -</text:span><text:span text:style-name="T171">d</text:span><text:span text:style-name="T170"> -</text:span><text:span text:style-name="T169">p</text:span><text:span text:style-name="T173"> 27017: 27017 </text:span><text:span text:style-name="T169">mongo</text:span></text:p>
          </table:table-cell>
          <table:table-cell table:style-name="ce26" office:value-type="string" calcext:value-type="string">
            <text:p><text:span text:style-name="T48">запуск контейнера </text:span>Mongo из имаджа с Докер-библиотеки. <text:span text:style-name="T218">Временная</text:span> ДБ, которая <text:span text:style-name="T218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36" office:value-type="string" calcext:value-type="string">
            <text:p>VOLUME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74">docker volume create</text:span><text:span text:style-name="T105"> </text:span><text:span text:style-name="T175">&lt;имя волюма&gt;</text:span></text:p>
          </table:table-cell>
          <table:table-cell table:style-name="ce26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76">docker 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span text:style-name="T177">docker run --rm --name</text:span> &lt; имя контейнера &gt; <text:span text:style-name="T178">-d -p 8080:8080 -e TZ=Europe/Moscow -</text:span><text:span text:style-name="T179">v &lt;ИМЯ ВОЛЮМА&gt;: &lt;абсолютный путь внутри контейнера</text:span>&gt; &lt; имя имаджа &gt;</text:p>
          </table:table-cell>
          <table:table-cell table:style-name="ce26" office:value-type="string" calcext:value-type="string">
            <text:p>монтирование папки для сохранения данных <text:span text:style-name="T243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Работа с функционирующим контейнером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8" office:value-type="string" calcext:value-type="string">
            <text:p>exec</text:p>
          </table:table-cell>
          <table:table-cell table:style-name="ce2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</text:span> exec -it &lt;container ID&gt; &lt;command&gt;</text:p>
          </table:table-cell>
          <table:table-cell table:style-name="ce2" office:value-type="string" calcext:value-type="string">
            <text:p><text:span text:style-name="T244">allows to provide input</text:span><text:span text:style-name="T96"> </text:span><text:span text:style-name="T93">with tips and help</text:span><text:span text:style-name="T96"> to STDIN and </text:span><text:span text:style-name="T245">send another command</text:span><text:span text:style-name="T96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80">docker exec -it </text:span><text:span text:style-name="T181">&lt;container ID&gt;</text:span><text:span text:style-name="T182"> </text:span><text:span text:style-name="T183">sh</text:span></text:p>
          </table:table-cell>
          <table:table-cell table:style-name="ce26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exec -it <text:span text:style-name="T184">&lt;container ID&gt;</text:span> /bin/bash</text:p>
          </table:table-cell>
          <table:table-cell table:style-name="ce26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9">Ctrl+D or ‘exit’</text:span></text:p>
          </table:table-cell>
          <table:table-cell table:style-name="ce2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5">
          <table:table-cell table:style-name="ce26" office:value-type="string" calcext:value-type="string">
            <text:p><text:span text:style-name="T185">docker </text:span><text:span text:style-name="T86">commit</text:span><text:span text:style-name="T186"> </text:span><text:span text:style-name="T187">-c</text:span><text:span text:style-name="T186"> </text:span><text:span text:style-name="T188">„CMD [«redis-server»]“</text:span><text:span text:style-name="T186"> </text:span><text:span text:style-name="T189">&lt;ID of a container&gt;</text:span></text:p>
          </table:table-cell>
          <table:table-cell table:style-name="ce26" office:value-type="string" calcext:value-type="string">
            <text:p><text:span text:style-name="T48">Создаёт имадж из выбранного контейнера.</text:span></text:p>
            <text:p><text:span text:style-name="T48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8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85">docker </text:span><text:span text:style-name="T86">commit</text:span><text:span text:style-name="T190"> </text:span><text:span text:style-name="T191">5267e21d140</text:span><text:span text:style-name="T190"> </text:span><text:span text:style-name="T192">denis_v2</text:span><text:span text:style-name="T190">:</text:span><text:span text:style-name="T193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75">docker</text:span> <text:span text:style-name="T194">cp</text:span> foo.txt <text:span text:style-name="T88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<text:span text:style-name="T194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</text:span> <text:span text:style-name="T194">cp</text:span> src/. mycontainer:/target</text:p>
            <text:p><text:span text:style-name="T75">docker</text:span> <text:span text:style-name="T194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Остановк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140">docker </text:span><text:span text:style-name="T195">stop</text:span><text:span text:style-name="T110"> </text:span><text:span text:style-name="T181">&lt;name or ID of a container&gt;</text:span></text:p>
          </table:table-cell>
          <table:table-cell table:style-name="ce26" office:value-type="string" calcext:value-type="string">
            <text:p><text:span text:style-name="T246">stop </text:span><text:span text:style-name="T186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80">docker </text:span><text:span text:style-name="T183">kill</text:span><text:span text:style-name="T182"> </text:span><text:span text:style-name="T181">&lt;name or ID of a container&gt;</text:span></text:p>
          </table:table-cell>
          <table:table-cell table:style-name="ce26" office:value-type="string" calcext:value-type="string">
            <text:p><text:span text:style-name="T247">kill</text:span><text:span text:style-name="T125"> container </text:span><text:span text:style-name="T105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<text:span text:style-name="T196">stop</text:span> $(<text:span text:style-name="T75">docker</text:span> <text:span text:style-name="T194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Удаление</text:p>
          </table:table-cell>
          <table:table-cell table:style-name="ce29"/>
          <table:table-cell table:number-columns-repeated="1022"/>
        </table:table-row>
        <table:table-row table:style-name="ro8">
          <table:table-cell table:style-name="ce38" office:value-type="string" calcext:value-type="string">
            <text:p>system prune</text:p>
          </table:table-cell>
          <table:table-cell table:style-name="ce26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26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<text:span text:style-name="T197"> </text:span><text:span text:style-name="T198">rm</text:span><text:span text:style-name="T199"> </text:span><text:span text:style-name="T200">&lt;ID контейнера или имя&gt;</text:span></text:p>
          </table:table-cell>
          <table:table-cell table:style-name="ce2" office:value-type="string" calcext:value-type="string">
            <text:p><text:span text:style-name="T223">остановить выполнение контейнера и </text:span><text:span text:style-name="T78">удалить</text:span><text:span text:style-name="T77"> его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pan text:style-name="T201">docker rm</text:span><text:span text:style-name="T202"> $(</text:span><text:span text:style-name="T203">docker ps</text:span><text:span text:style-name="T199"> -</text:span><text:span text:style-name="T204">qa)</text:span></text:p>
          </table:table-cell>
          <table:table-cell table:style-name="ce26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05">docker</text:span><text:span text:style-name="T206"> </text:span><text:span text:style-name="T207">rmi</text:span><text:span text:style-name="T206"> </text:span><text:span text:style-name="T208">&lt;имя имаджа&gt;</text:span></text:p>
          </table:table-cell>
          <table:table-cell table:style-name="ce26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2">docker</text:span><text:span text:style-name="T96"> </text:span><text:span text:style-name="T94">rmi</text:span><text:span text:style-name="T96"> $(</text:span><text:span text:style-name="T209">docker images -q</text:span><text:span text:style-name="T96">)</text:span></text:p>
          </table:table-cell>
          <table:table-cell table:style-name="ce2" office:value-type="string" calcext:value-type="string">
            <text:p><text:span text:style-name="T159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10">sudo docker rmi </text:span><text:span text:style-name="T211">$(</text:span><text:span text:style-name="T212">sudo docker images -f</text:span><text:span text:style-name="T211"> "dangling=true" -q)</text:span></text:p>
          </table:table-cell>
          <table:table-cell table:style-name="ce25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Dockerfile</text:p>
          </table:table-cell>
          <table:table-cell table:style-name="ce2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06">FROM python:3.6</text:span></text:p>
            <text:p><text:span text:style-name="T213">RUN mkdir -p </text:span><text:span text:style-name="T214">/usr/src/app/</text:span></text:p>
            <text:p><text:span text:style-name="T213">WORKDIR </text:span><text:span text:style-name="T214">/usr/src/app/</text:span>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40">COPY </text:span><text:span text:style-name="T215">.</text:span><text:span text:style-name="T110"> </text:span><text:span text:style-name="T216">/usr/src/app/</text:span></text:p>
          </table:table-cell>
          <table:table-cell table:style-name="ce27" office:value-type="string" calcext:value-type="string">
            <text:p>- <text:span text:style-name="T248">a path on our computer relatively to a build context</text:span> and <text:span text:style-name="T249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31" office:value-type="string" calcext:value-type="string">
            <text:p><text:span text:style-name="T48">CMD [“python”, “app.py”]</text:span></text:p>
          </table:table-cell>
          <table:table-cell table:style-name="ce2" office:value-type="string" calcext:value-type="string">
            <text:p><text:span text:style-name="T226">вместо CMD может быть </text:span><text:span text:style-name="T250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ENV TZ Europe/Moscow</text:p>
          </table:table-cell>
          <table:table-cell table:style-name="ce39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6">
          <table:table-cell table:style-name="ce2" office:value-type="string" calcext:value-type="string">
            <text:p><text:span text:style-name="T106">FROM python:3.8</text:span></text:p>
            <text:p><text:span text:style-name="T106">RUN mkdir -p /usr/src/app1/</text:span></text:p>
            <text:p><text:span text:style-name="T106">WORKDIR /usr/src/app1/</text:span></text:p>
            <text:p><text:span text:style-name="T106">COPY . /usr/src/app1/</text:span></text:p>
            <text:p><text:span text:style-name="T106">RUN pip install --no-cache-dir -r requirements.txt</text:span></text:p>
            <text:p><text:span text:style-name="T106">EXPOSE 8080</text:span></text:p>
            <text:p/>
            <text:p><text:span text:style-name="T106">ENTRYPOINT ["python"]</text:span></text:p>
            <text:p><text:span text:style-name="T106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4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76">docker-compose</text:span> <text:span text:style-name="T194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3"/>
        <table:table-column table:style-name="co10" table:default-cell-style-name="ce3"/>
        <table:table-column table:style-name="co4" table:number-columns-repeated="1022" table:default-cell-style-name="ce3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Server</text:p>
          </table:table-cell>
          <table:table-cell table:style-name="ce46"/>
          <table:table-cell table:number-columns-repeated="1022"/>
        </table:table-row>
        <table:table-row table:style-name="ro11">
          <table:table-cell table:style-name="ce2"/>
          <table:table-cell table:style-name="ce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</text:p>
          </table:table-cell>
          <table:table-cell table:style-name="ce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 -t 60</text:p>
          </table:table-cell>
          <table:table-cell table:style-name="ce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10</text:p>
          </table:table-cell>
          <table:table-cell table:style-name="ce46"/>
          <table:table-cell table:number-columns-repeated="1022"/>
        </table:table-row>
        <table:table-row table:style-name="ro8">
          <table:table-cell table:style-name="ce2" office:value-type="string" calcext:value-type="string">
            <text:p>powercfg.exe /hibernate off</text:p>
          </table:table-cell>
          <table:table-cell table:style-name="ce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Планировщик задач</text:p>
          </table:table-cell>
          <table:table-cell table:style-name="ce93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6" office:value-type="string" calcext:value-type="string">
            <text:p>Добавляем пути в PATH</text:p>
          </table:table-cell>
          <table:table-cell table:style-name="ce4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51">В диалоговом окне "</text:span><text:span text:style-name="T252">Система</text:span><text:span text:style-name="T253">" → "Дополнительные параметры системы".</text:span></text:p>
            <text:p/>
          </table:table-cell>
          <table:table-cell table:style-name="ce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38">
          <table:table-cell table:style-name="ce2" office:value-type="string" calcext:value-type="string">
            <text:p><text:span text:style-name="T251">-&gt; На вкладке "О программе" диалогового окна "Свойства системы" -&gt; "</text:span><text:span text:style-name="T252">Переменные среды</text:span><text:span text:style-name="T253">".</text:span></text:p>
            <text:p><text:span text:style-name="T5">-&gt; "Системные переменные"</text:span></text:p>
            <text:p><text:span text:style-name="T5">-&gt; прокрутите список до переменной Path, а затем выберите ее.</text:span></text:p>
            <text:p/>
            <text:p><text:span text:style-name="T5">"Изменить" в этом диалоговом окне.</text:span></text:p>
            <text:p/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5">Добавляем папку, в которой лежат exe-шники,</text:span></text:p>
            <text:p/>
            <text:p><text:span text:style-name="T5">жмём "ОК"</text:span></text:p>
          </table:table-cell>
          <table:table-cell table:style-name="ce2"/>
          <table:table-cell table:number-columns-repeated="1022"/>
        </table:table-row>
        <table:table-row table:style-name="ro1" table:number-rows-repeated="6">
          <table:table-cell table:style-name="ce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46" office:value-type="string" calcext:value-type="string">
            <text:p>Важные удобные штуки</text:p>
          </table:table-cell>
          <table:table-cell table:style-name="ce46"/>
        </table:table-row>
        <table:table-row table:style-name="ro2">
          <table:table-cell table:style-name="ce62" office:value-type="string" calcext:value-type="string">
            <text:p>Устройства — Общий буфер обмена — Двунаправленный</text:p>
          </table:table-cell>
          <table:table-cell table:style-name="ce62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62" office:value-type="string" calcext:value-type="string">
            <text:p>Устройства — Функция Drag&amp;Drop — Двунаправленный</text:p>
          </table:table-cell>
          <table:table-cell table:style-name="ce62"/>
        </table:table-row>
        <table:table-row table:style-name="ro1" table:number-rows-repeated="2">
          <table:table-cell table:style-name="ce62" table:number-columns-repeated="2"/>
        </table:table-row>
        <table:table-row table:style-name="ro2">
          <table:table-cell table:style-name="ce46" office:value-type="string" calcext:value-type="string">
            <text:p>УСТАНОВКА ДОПОЛНЕНИЙ НА VBOX для открытия общих папок</text:p>
          </table:table-cell>
          <table:table-cell table:style-name="ce46"/>
        </table:table-row>
        <table:table-row table:style-name="ro3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4">
          <table:table-cell table:style-name="ce2" office:value-type="string" calcext:value-type="string">
            <text:p><text:span text:style-name="T37">sudo sh ./VBoxLinuxAdditions.run</text:span></text:p>
            <text:p><text:span text:style-name="T37">sudo adduser username vboxsf</text:span></text:p>
            <text:p><text:span text:style-name="T37">sudo reboot</text:span></text:p>
          </table:table-cell>
          <table:table-cell table:style-name="ce2"/>
        </table:table-row>
        <table:table-row table:style-name="ro1">
          <table:table-cell table:style-name="ce46" table:number-columns-repeated="2"/>
        </table:table-row>
        <table:table-row table:style-name="ro4">
          <table:table-cell table:style-name="ce5" office:value-type="string" calcext:value-type="string">
            <text:p>genisoimage -o output_image.iso directory_name</text:p>
          </table:table-cell>
          <table:table-cell table:style-name="ce5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17:21:59.94563329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0-24T20:23:29.833321287</dc:date>
    <meta:editing-cycles>521</meta:editing-cycles>
    <meta:editing-duration>P1DT11H32M34S</meta:editing-duration>
    <meta:document-statistic meta:table-count="5" meta:cell-count="804" meta:object-count="0"/>
  </office:meta>
</office:document-meta>
</file>